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text-properties fo:background-color="transparent"/>
    </style:style>
    <style:style style:name="P3" style:family="paragraph" style:parent-style-name="titre_5f_resume" style:master-page-name="">
      <style:paragraph-properties fo:margin-top="0.1575in" fo:margin-bottom="0.0783in" style:page-number="auto"/>
    </style:style>
    <style:style style:name="P4" style:family="paragraph" style:parent-style-name="titre_5f_mots_5f_clefs">
      <style:paragraph-properties fo:margin-top="0.1575in" fo:margin-bottom="0.0783in"/>
    </style:style>
    <style:style style:name="P5" style:family="paragraph" style:parent-style-name="titre_5f_bibliographie">
      <style:paragraph-properties fo:margin-top="0.1575in" fo:margin-bottom="0.0783in"/>
    </style:style>
    <style:style style:name="P6" style:family="paragraph" style:parent-style-name="Text_20_body">
      <style:text-properties fo:background-color="#ffff00"/>
    </style:style>
    <style:style style:name="P7" style:family="paragraph" style:parent-style-name="Text_20_body">
      <style:text-properties fo:background-color="transparent"/>
    </style:style>
    <style:style style:name="P8" style:family="paragraph" style:parent-style-name="labo">
      <style:text-properties fo:font-style="normal" style:font-style-asian="normal" style:font-style-complex="normal"/>
    </style:style>
    <style:style style:name="P9" style:family="paragraph" style:parent-style-name="adresse">
      <style:text-properties fo:font-style="normal" style:font-style-asian="normal" style:font-style-complex="normal"/>
    </style:style>
    <style:style style:name="P10" style:family="paragraph" style:parent-style-name="Text_20_body" style:list-style-name="L1"/>
    <style:style style:name="P11" style:family="paragraph" style:parent-style-name="Text_20_body">
      <style:text-properties fo:background-color="transparent"/>
    </style:style>
    <style:style style:name="P12" style:family="paragraph" style:parent-style-name="Text_20_body" style:list-style-name="L1">
      <style:text-properties fo:background-color="transparent"/>
    </style:style>
    <style:style style:name="P13" style:family="paragraph" style:parent-style-name="Text_20_body">
      <style:text-properties fo:background-color="#ffff00"/>
    </style:style>
    <style:style style:name="P14"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15" style:family="paragraph" style:parent-style-name="Text_20_body" style:list-style-name="L2">
      <style:paragraph-properties fo:margin-top="0in" fo:margin-bottom="0in" fo:line-height="150%"/>
      <style:text-properties fo:background-color="transparent"/>
    </style:style>
    <style:style style:name="P16" style:family="paragraph" style:parent-style-name="Text_20_body">
      <style:paragraph-properties fo:margin-top="0.1575in" fo:margin-bottom="0.0783in"/>
    </style:style>
    <style:style style:name="P17" style:family="paragraph" style:parent-style-name="Text_20_body">
      <style:paragraph-properties fo:margin-top="0.1575in" fo:margin-bottom="0.0783in"/>
      <style:text-properties fo:background-color="#ffff00"/>
    </style:style>
    <style:style style:name="P18" style:family="paragraph" style:parent-style-name="Heading_20_1">
      <style:paragraph-properties fo:margin-top="0.1575in" fo:margin-bottom="0.0783in"/>
    </style:style>
    <style:style style:name="P19" style:family="paragraph" style:parent-style-name="Titre_20_article" style:master-page-name="Standard">
      <style:paragraph-properties style:page-number="auto"/>
    </style:style>
    <style:style style:name="P20" style:family="paragraph" style:parent-style-name="adresse">
      <style:text-properties fo:font-style="normal" style:font-style-asian="normal" style:font-style-complex="normal"/>
    </style:style>
    <style:style style:name="P21" style:family="paragraph" style:parent-style-name="adresse">
      <style:text-properties fo:font-style="normal" fo:background-color="#ff0000" style:font-style-asian="normal" style:font-style-complex="normal"/>
    </style:style>
    <style:style style:name="P22" style:family="paragraph" style:parent-style-name="liste_20_references">
      <style:paragraph-properties fo:margin-top="0.1575in" fo:margin-bottom="0.0783in"/>
      <style:text-properties fo:background-color="#ffff00"/>
    </style:style>
    <style:style style:name="P23" style:family="paragraph" style:parent-style-name="titre_5f_bibliographie">
      <style:paragraph-properties fo:margin-top="0.1575in" fo:margin-bottom="0.0783in"/>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background-color="transparent"/>
    </style:style>
    <style:style style:name="T8" style:family="text">
      <style:text-properties fo:background-color="#ff0000"/>
    </style:style>
    <style:style style:name="T9" style:family="text">
      <style:text-properties fo:font-weight="bold" fo:background-color="transparent" style:font-weight-asian="bold" style:font-weight-complex="bold"/>
    </style:style>
    <style:style style:name="T10" style:family="text">
      <style:text-properties fo:font-weight="normal" fo:background-color="transparent" style:font-weight-asian="normal" style:font-weight-complex="normal"/>
    </style:style>
    <style:style style:name="T11" style:family="text">
      <style:text-properties fo:font-size="10pt"/>
    </style:style>
    <style:style style:name="T12" style:family="text">
      <style:text-properties style:font-size-asian="8.75pt"/>
    </style:style>
    <style:style style:name="T13" style:family="text">
      <style:text-properties style:font-size-complex="10pt"/>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fo:font-family="StarSymbol"/>
      </text:list-level-style-bullet>
      <text:list-level-style-bullet text:level="2" text:style-name="Bullet_20_Symbols" style:num-suffix="." text:bullet-char="•">
        <style:list-level-properties text:space-before="0.7854in" text:min-label-width="0.1965in"/>
        <style:text-properties fo:font-family="StarSymbol"/>
      </text:list-level-style-bullet>
      <text:list-level-style-bullet text:level="3" text:style-name="Bullet_20_Symbols" style:num-suffix="." text:bullet-char="•">
        <style:list-level-properties text:space-before="1.2764in" text:min-label-width="0.1965in"/>
        <style:text-properties fo:font-family="StarSymbol"/>
      </text:list-level-style-bullet>
      <text:list-level-style-bullet text:level="4" text:style-name="Bullet_20_Symbols" style:num-suffix="." text:bullet-char="•">
        <style:list-level-properties text:space-before="1.7673in" text:min-label-width="0.1965in"/>
        <style:text-properties fo:font-family="StarSymbol"/>
      </text:list-level-style-bullet>
      <text:list-level-style-bullet text:level="5" text:style-name="Bullet_20_Symbols" style:num-suffix="." text:bullet-char="•">
        <style:list-level-properties text:space-before="2.2583in" text:min-label-width="0.1965in"/>
        <style:text-properties fo:font-family="StarSymbol"/>
      </text:list-level-style-bullet>
      <text:list-level-style-bullet text:level="6" text:style-name="Bullet_20_Symbols" style:num-suffix="." text:bullet-char="•">
        <style:list-level-properties text:space-before="2.7492in" text:min-label-width="0.1965in"/>
        <style:text-properties fo:font-family="StarSymbol"/>
      </text:list-level-style-bullet>
      <text:list-level-style-bullet text:level="7" text:style-name="Bullet_20_Symbols" style:num-suffix="." text:bullet-char="•">
        <style:list-level-properties text:space-before="3.2402in" text:min-label-width="0.1965in"/>
        <style:text-properties fo:font-family="StarSymbol"/>
      </text:list-level-style-bullet>
      <text:list-level-style-bullet text:level="8" text:style-name="Bullet_20_Symbols" style:num-suffix="." text:bullet-char="•">
        <style:list-level-properties text:space-before="3.7315in" text:min-label-width="0.1965in"/>
        <style:text-properties fo:font-family="StarSymbol"/>
      </text:list-level-style-bullet>
      <text:list-level-style-bullet text:level="9" text:style-name="Bullet_20_Symbols" style:num-suffix="." text:bullet-char="•">
        <style:list-level-properties text:space-before="4.2224in" text:min-label-width="0.1965in"/>
        <style:text-properties fo:font-family="StarSymbol"/>
      </text:list-level-style-bullet>
      <text:list-level-style-bullet text:level="10" text:style-name="Bullet_20_Symbols" style:num-suffix="." text:bullet-char="•">
        <style:list-level-properties text:space-before="4.7134in" text:min-label-width="0.1965in"/>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Ref20107229"/>O<text:bookmark-end text:name="_Ref20107229"/>AR: un gestionnaire de ressources pour grandes grappes de calcul</text:p>
      <text:p text:style-name="auteurs">Bruno Bzeznik</text:p>
      <text:p text:style-name="labo">Projet CIMENT / UJF</text:p>
      <text:p text:style-name="P8">LJK, 51 rue des Mathématiques, 38400 Saint Martin d'Hères</text:p>
      <text:p text:style-name="mail"/>
      <text:p text:style-name="auteurs">Romain Cavagna<text:bookmark-start text:name="_Ref20045657"/></text:p>
      <text:p text:style-name="labo">INRIA Rhone-Alpes</text:p>
      <text:p text:style-name="P9">ENSIMAG, 51 avenue Jean Kuntzmann, 38330 Montbonnot Saint Martin</text:p>
      <text:p text:style-name="P9"><text:s/></text:p>
      <text:p text:style-name="auteurs">Joseph Emeras</text:p>
      <text:p text:style-name="labo">INRIA Rhone-Alpes</text:p>
      <text:p text:style-name="P9">ENSIMAG, 51 avenue Jean Kuntzmann, 38330 Montbonnot Saint Martin</text:p>
      <text:p text:style-name="P9"><text:s/></text:p>
      <text:p text:style-name="auteurs">Olivier Richard</text:p>
      <text:p text:style-name="labo">LIG</text:p>
      <text:p text:style-name="P9">ENSIMAG, 51 avenue Jean Kuntzmann, 38330 Montbonnot Saint Martin</text:p>
      <text:p text:style-name="P9"><text:s/></text:p>
      <text:p text:style-name="P21"><text:bookmark-end text:name="_Ref20045657"/>ATTETION DANS LE Résumé j'ai enlevé des **VOUS**<text:bookmark-start text:name="_Ref20107391"/></text:p>
      <text:section text:style-name="Sect1" text:name="Section1">
        <text:p text:style-name="P3">Résumé</text:p>
        <text:p text:style-name="P2">Les gestionnaires de ressources qui équipent en général les super-calculateurs parallèle <text:span text:style-name="T6">dans les infrastructures de calcul</text:span>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présenterons quelques retours d'expérience et les projets qui gravitent autour de OAR.</text:p>
        <text:p text:style-name="P4">Mots clefs</text:p>
        <text:p text:style-name="P2"><text:span text:style-name="T6">Infrastructures de calcul,</text:span> Super-calculateur, high performance computing, grappe de calcul, cluster, batch scheduling, ordonnancement, gestion de ressources, calcul parallèle</text:p>
        <text:h text:style-name="P18" text:outline-level="1">Introduction</text:h>
        <text:p text:style-name="P6">Les gestionnaires de ressources (aussi appelés <text:span text:style-name="T3">Batch Scheduler</text:span><text:span text:style-name="T5">)</text:span><text:span text:style-name="T3">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aussi appelées tâches) sur un ou plusieurs jeux de données en entrée. C'est le gestionnaire de ressources qui va orchestrer les demandes de ressources nécessaires pour l'exécution des tâches, puis assurer leur lancement le moment venu sur les ressources choisies par l'algorithme d'ordonnancement, et finalement faire le suivi de l'ensemble du cycle de vie des tâches dans le système. </text:p>
        <text:p text:style-name="P6">Les administrateurs par l'intermédiaire des gestionnaires de ressource, peuvent mettre en place des politiques d'exploitation spécifique comme, par exemple, fixer des priorité entres les demandes des utilisateurs et ainsi que surveiller la bonne utilisation globale des ressources de calcul (taux d'utilisation, surveillance globale de l'activité). </text:p>
        <text:p text:style-name="P6">Les gestionnaires de ressources ont vu le jour dans les années 80, dès lors ils ont évolué au grès des évolutions technologiques, des besoins des utilisateurs et des administrateurs. <text:s/>A l'heure actuelle, les défis auxquels doivent faire face ces outils sont principalement: l'augmentation de la complexité des infrastructures (nombres de coeurs, structures hiérarchiques des machines), la variété des cadres d'utilisations, et l'apparition de nouveaux objectifs d'exploitation (notamment la maîtrise énergétique).</text:p>
        <text:p text:style-name="P6">Dans cet article, nous présentons le logiciel OAR qui est développé par les équipes MESCAL et MOAIS du laboratoire LIG [1]. Les développements sont aussi fortement soutenus par la communauté Aladdin/Grid5000 [2] et le projet CIMENT [3] de l'Université Joseph Fourier qui sont actuellement les 2 plus importants utilisateurs. </text:p>
        <text:p text:style-name="P6">OAR a pour objectif d'être un gestionnaire de ressources pour grandes grappes de calcul qui offre une grande polyvalence d'emploi, des fonctionnalités originales et qui a pour ambition de passer facilement à l'échelle. </text:p>
        <text:p text:style-name="P6"><text:soft-page-break/>Dans la suite de l'article nous introduisons rapidement les motivations et l'historique du développement du logiciel, puis nous présentons en détail les fonctionnalités de cet outil. Dans la section suivante nous exposons l'architecture du logiciel. Dans la section "retours d'expérience", nous évoquons 3 cas d'utilisation d'OAR. Enfin, nous terminerons par un conclusion qui fait état des perspectives d'évolution. </text:p>
        <text:p text:style-name="Text_20_body"/>
        <text:h text:style-name="Heading_20_1" text:outline-level="1">Motivations et historique</text:h>
        <text:p text:style-name="Standard"><text:span text:style-name="T6">Le développement du gestionnaire OAR a débuté en 2003. A cette époque l'INRIA Rhône-Alpes disposait d'une grappe, nommée Icluster1, composée de 225 noeuds monoprocesseurs. Le gestionnaire utilisé pour gérer les ressources était OpenPBS (qui est devenu par la suite Torque [6]). OpenPBS souffrait de problèmes liés au passage à l'échelle qui nécessitaient de le relancer régulièrement. Nous avons alors considéré d'autre alternative libre comme Sun Grid Engine ou des logiciels propriétaires comme PBS-Pro. L'ensemble de ces logiciels nous posaient plusieurs problèmes, tout d'abord les logiciels propriétaires nous empêchaient d'expérimenter et de développer de nouvelles fonctionnalités dans le domaine de la gestion de ressources et les logiciels libres comme OpenPBS ou <text:s/>Sun Grid Engine [7] après examen de leur code source nous ont semblé trop délicat à modifier et en désaccord avec notre vision des choix de conceptions que nous souhaitions étudier comme base pour la gestion de ressources. Nous avons donc initié les développements d'un nouveau gestionnaire de ressource sous licence GPL nommé OAR, qui est construit autour d'une base de donnée et de composants logiciels de haut niveau ayant pour objectif d'être polyvalent, personnalisable et possédant de bonne capacité de passage à l'échelle.</text:span></text:p>
        <text:p text:style-name="Standard"><text:span text:style-name="T6">Il a est noté qu'à la même époque a débuté les développements du gestionnaire de ressource SLURM[8] , qui est spécialisé dans les très grandes grappes qui dispose généralement de caractéristiques matérielles spécifiques comme les machines BlueGene d'IBM. </text:span></text:p>
        <text:p text:style-name="Standard"><text:span text:style-name="T6">Depuis les premiers développements jusqu'au évolution récentes, le gestionnaire OAR a su intégré les fonctionnalités fondamentales des gestionnaires de ressources ainsi que celles répondant aux besoins apparu récemment. <text:s text:c="3"/></text:span></text:p>
        <text:h text:style-name="Heading_20_1" text:outline-level="1"><text:bookmark text:name="Conclusion"/>Conclusion</text:h>
        <text:p text:style-name="P6">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6">Finalement OAR est un projet très actif tant au niveau des développements que des partenariats en cours ou futurs. Nous pensons qu'il est un digne représentant des <text:span text:style-name="T3">Batch Schedulers </text:span><text:span text:style-name="T5">aptent à répondre aux besoins des utilisateurs et des administrateurs des infrastructures de calcul modernes.</text:span></text:p>
        <text:p text:style-name="P5">Bibliographie</text:p>
        <text:p text:style-name="P1"><text:span text:style-name="T6">[6] http://www.clusterresources.com/products/mwm/docs/pbsintegration.shtml</text:span></text:p>
        <text:p text:style-name="P1"><text:span text:style-name="T6">[7] </text:span><text:a xlink:type="simple" xlink:href="http://en.wikipedia.org/wiki/Sun_Grid_Engine"><text:span text:style-name="T6">http://en.wikipedia.org/wiki/Sun_Grid_Engine</text:span></text:a></text:p>
        <text:p text:style-name="P1"><text:span text:style-name="T6">[8] https://computing.llnl.gov/linux/slurm/</text:span></text:p>
        <text:p text:style-name="P17"><text:bookmark-end text:name="_Ref2010739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list-style-nam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30T17:50:16</dc:date>
    <meta:editing-cycles>44</meta:editing-cycles>
    <meta:editing-duration>PT25H48M14S</meta:editing-duration>
    <meta:document-statistic meta:table-count="0" meta:image-count="0" meta:object-count="0" meta:page-count="2" meta:paragraph-count="39" meta:word-count="1079" meta:character-count="7695"/>
    <meta:user-defined meta:name="Info 1"/>
    <meta:user-defined meta:name="Info 2"/>
    <meta:user-defined meta:name="Info 3"/>
    <meta:user-defined meta:name="Info 4"/>
  </office:meta>
</office:document-meta>
</file>